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0B000000B524C1766BA494F17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ac5e"/>
    </style:style>
    <style:style style:name="T1" style:family="text">
      <style:text-properties officeooo:rsid="00136624"/>
    </style:style>
    <style:style style:name="T2" style:family="text">
      <style:text-properties officeooo:rsid="0017f96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6.9252in" svg:height="1.9602in" draw:z-index="0"><draw:image xlink:href="Pictures/100002010000030B000000B524C1766BA494F17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3T21:53:21.736000000</meta:creation-date>
    <dc:date>2022-01-03T22:14:33.761000000</dc:date>
    <meta:editing-duration>PT10M57S</meta:editing-duration>
    <meta:editing-cycles>8</meta:editing-cycles>
    <meta:generator>LibreOffice/7.1.8.1$Windows_X86_64 LibreOffice_project/e1f30c802c3269a1d052614453f260e49458c82c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